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0625in" fo:margin-left="0.3792in" table:align="left" style:may-break-between-rows="true" table:border-model="collapsing"/>
    </style:style>
    <style:style style:name="Table1.A" style:family="table-column">
      <style:table-column-properties style:column-width="0.3722in"/>
    </style:style>
    <style:style style:name="Table1.B" style:family="table-column">
      <style:table-column-properties style:column-width="1.6278in"/>
    </style:style>
    <style:style style:name="Table1.C" style:family="table-column">
      <style:table-column-properties style:column-width="4.0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text-properties officeooo:paragraph-rsid="00219643"/>
    </style:style>
    <style:style style:name="P3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1bf3fd" officeooo:paragraph-rsid="001bf3f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09c472" officeooo:paragraph-rsid="0009c4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22f066" officeooo:paragraph-rsid="0022f0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22f066" officeooo:paragraph-rsid="0022f0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ext_20_body" style:list-style-name="L1"/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text-blinking="false" fo:background-color="transparent" loext:char-shading-value="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4" style:family="text">
      <style:text-properties officeooo:rsid="000634b4"/>
    </style:style>
    <style:style style:name="T5" style:family="text">
      <style:text-properties style:font-name="Calibri1" fo:font-size="11pt" officeooo:rsid="000634b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87c4b"/>
    </style:style>
    <style:style style:name="T8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string" text:name="name"/>
        <text:variable-decl office:value-type="string" text:name="wing"/>
        <text:variable-decl office:value-type="string" text:name="unit"/>
        <text:variable-decl office:value-type="string" text:name="promotion"/>
        <text:variable-decl office:value-type="string" text:name="salutation"/>
        <text:variable-decl office:value-type="string" text:name="grade"/>
        <text:variable-decl office:value-type="string" text:name="designation"/>
        <text:variable-decl office:value-type="string" text:name="supervisor"/>
        <text:variable-decl office:value-type="string" text:name="increment"/>
        <text:variable-decl office:value-type="string" text:name="salary"/>
        <text:variable-decl office:value-type="string" text:name="effectivefrom"/>
        <text:variable-decl office:value-type="string" text:name="letterdate"/>
        <text:variable-decl office:value-type="string" text:name="seq"/>
        <text:variable-decl office:value-type="string" text:name="team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199e2b3a-7fff-1399-28f1-465b70f8d33a"/><text:span text:style-name="T6">Date</text:span>: <text:variable-set text:name="letterdate" office:value-type="string">letterdate</text:variable-set></text:p>
      <text:p text:style-name="P1"><text:span text:style-name="T6">Reference</text:span>: SECL/OP/HR/SE/<text:variable-set text:name="seq" office:value-type="string">seq</text:variable-set></text:p>
      <text:p text:style-name="Text_20_body">Name<text:tab/><text:tab/>: <text:variable-set text:name="name" office:value-type="string">name</text:variable-set></text:p>
      <text:p text:style-name="P2">Wing<text:tab/><text:tab/>: <text:span text:style-name="T8"><text:variable-set text:name="wing" office:value-type="string">wing</text:variable-set></text:span></text:p>
      <text:p text:style-name="P2"><text:span text:style-name="T2">Unit</text:span><text:span text:style-name="T1"> <text:tab/><text:tab/></text:span><text:span text:style-name="T2">: </text:span><text:span text:style-name="T3"><text:variable-set text:name="unit" office:value-type="string">unit</text:variable-set></text:span></text:p>
      <text:p text:style-name="Text_20_body"/>
      <text:p text:style-name="Text_20_body">Subject<text:tab/><text:tab/>: <text:span text:style-name="T7">Salary enhancement</text:span><text:span text:style-name="T7"><text:variable-set text:name="promotion" office:value-type="string">promotion</text:variable-set></text:span></text:p>
      <text:p text:style-name="Text_20_body"/>
      <text:p text:style-name="Text_20_body">Dear <text:variable-set text:name="salutation" office:value-type="string">salutation</text:variable-set><text:s/><text:variable-set text:name="name" office:value-type="string">name</text:variable-set></text:p>
      <text:p text:style-name="Text_20_body"/>
      <text:p text:style-name="Text_20_body">Congratulations!!!</text:p>
      <text:p text:style-name="Text_20_body"/>
      <text:p text:style-name="P2">It is our pleasure to let you know that, based on your job experience, <text:span text:style-name="T4">performance</text:span> and effort in the organization, Spectrum Engineering Consortium Ltd. is offering you a salary enhancement<text:span text:style-name="T7"><text:variable-set text:name="promotion" office:value-type="string">promotion</text:variable-set></text:span>. Please note that th<text:span text:style-name="T5">is</text:span> brings in a few changes in your terms of engagement outlined here.</text:p>
      <text:p text:style-name="Text_20_body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3">Wing</text:p>
          </table:table-cell>
          <table:table-cell table:style-name="Table1.C1" office:value-type="string">
            <text:p text:style-name="P3"><text:variable-set text:name="wing" office:value-type="string">wing</text:variable-set></text:p>
          </table:table-cell>
        </table:table-row>
        <table:table-row table:style-name="Table1.1"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3">Unit</text:p>
          </table:table-cell>
          <table:table-cell table:style-name="Table1.C2" office:value-type="string">
            <text:p text:style-name="P3"><text:variable-set text:name="unit" office:value-type="string">unit</text:variable-set></text:p>
          </table:table-cell>
        </table:table-row>
        <table:table-row table:style-name="Table1.1"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6">Team</text:p>
          </table:table-cell>
          <table:table-cell table:style-name="Table1.C2" office:value-type="string">
            <text:p text:style-name="P6"><text:variable-set text:name="team" office:value-type="string">team</text:variable-set></text:p>
          </table:table-cell>
        </table:table-row>
        <table:table-row table:style-name="Table1.1"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3">Grade</text:p>
          </table:table-cell>
          <table:table-cell table:style-name="Table1.C2" office:value-type="string">
            <text:p text:style-name="P3"><text:variable-set text:name="grade" office:value-type="string">grade</text:variable-set></text:p>
          </table:table-cell>
        </table:table-row>
        <table:table-row table:style-name="Table1.1"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3">Designation</text:p>
          </table:table-cell>
          <table:table-cell table:style-name="Table1.C2" office:value-type="string">
            <text:p text:style-name="P3"><text:variable-set text:name="designation" office:value-type="string">designation</text:variable-set></text:p>
          </table:table-cell>
        </table:table-row>
        <table:table-row table:style-name="Table1.1">
          <table:table-cell table:style-name="Table1.A2" office:value-type="string">
            <text:p text:style-name="P7">6</text:p>
          </table:table-cell>
          <table:table-cell table:style-name="Table1.A2" office:value-type="string">
            <text:p text:style-name="P3">Reporting Supervisor</text:p>
          </table:table-cell>
          <table:table-cell table:style-name="Table1.C2" office:value-type="string">
            <text:p text:style-name="P3"><text:variable-set text:name="supervisor" office:value-type="string">supervisor</text:variable-set></text:p>
          </table:table-cell>
        </table:table-row>
        <table:table-row table:style-name="Table1.1">
          <table:table-cell table:style-name="Table1.A2" office:value-type="string">
            <text:p text:style-name="P7">7</text:p>
          </table:table-cell>
          <table:table-cell table:style-name="Table1.A2" office:value-type="string">
            <text:p text:style-name="P3">Increment Amount</text:p>
          </table:table-cell>
          <table:table-cell table:style-name="Table1.C2" office:value-type="string">
            <text:p text:style-name="P4">BDT <text:variable-set text:name="increment" office:value-type="string">increment</text:variable-set></text:p>
          </table:table-cell>
        </table:table-row>
        <table:table-row table:style-name="Table1.1"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P3">Final Remuneration</text:p>
          </table:table-cell>
          <table:table-cell table:style-name="Table1.C2" office:value-type="string">
            <text:p text:style-name="P4">BDT <text:variable-set text:name="salary" office:value-type="string">salary</text:variable-set></text:p>
          </table:table-cell>
        </table:table-row>
        <table:table-row table:style-name="Table1.1">
          <table:table-cell table:style-name="Table1.A2" office:value-type="string">
            <text:p text:style-name="P7">9</text:p>
          </table:table-cell>
          <table:table-cell table:style-name="Table1.A2" office:value-type="string">
            <text:p text:style-name="P3">Effective Date</text:p>
          </table:table-cell>
          <table:table-cell table:style-name="Table1.C2" office:value-type="string">
            <text:p text:style-name="P5"><text:variable-set text:name="effectivefrom" office:value-type="string">effectivefrom</text:variable-set></text:p>
          </table:table-cell>
        </table:table-row>
      </table:table>
      <text:p text:style-name="Text_20_body"/>
      <text:p text:style-name="Text_20_body">Spectrum wishes you a great future and looks forward to a very fruitful journey <text:span text:style-name="T5">together</text:span> in coming <text:span text:style-name="T5">days</text:span>.</text:p>
      <text:p text:style-name="Text_20_body"/>
      <text:p text:style-name="Text_20_body">For Spectrum Engineering Consortium Ltd</text:p>
      <text:p text:style-name="Text_20_body"/>
      <text:p text:style-name="Text_20_body"/>
      <text:p text:style-name="Text_20_body"/>
      <text:p text:style-name="Text_20_body"><text:line-break/><text:span text:style-name="T2">________________________</text:span></text:p>
      <text:p text:style-name="Text_20_body">Managing Director/Director</text:p>
      <text:p text:style-name="Text_20_body"/>
      <text:p text:style-name="Text_20_body">Copy:</text:p>
      <text:list xml:id="list1412865094" text:style-name="L1">
        <text:list-item>
          <text:p text:style-name="P9">Personal File</text:p>
        </text:list-item>
        <text:list-item>
          <text:p text:style-name="P9">Office Copy</text:p>
        </text:list-item>
      </text:list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1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1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3-01-11T14:36:27.479000000</dc:date>
    <meta:editing-duration>PT3H45M11S</meta:editing-duration>
    <meta:editing-cycles>17</meta:editing-cycles>
    <meta:generator>LibreOffice/7.3.2.2$Windows_X86_64 LibreOffice_project/49f2b1bff42cfccbd8f788c8dc32c1c309559be0</meta:generator>
    <meta:document-statistic meta:table-count="1" meta:image-count="0" meta:object-count="0" meta:page-count="1" meta:paragraph-count="43" meta:word-count="133" meta:character-count="850" meta:non-whitespace-character-count="756"/>
  </office:meta>
</office:document-meta>
</file>